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Πίνακας1" style:family="table">
      <style:table-properties style:width="5.309cm" fo:margin-left="5.39cm" fo:margin-top="0cm" fo:margin-bottom="0cm" table:align="left" style:writing-mode="lr-tb"/>
    </style:style>
    <style:style style:name="Πίνακας1.A" style:family="table-column">
      <style:table-column-properties style:column-width="2.598cm"/>
    </style:style>
    <style:style style:name="Πίνακας1.B" style:family="table-column">
      <style:table-column-properties style:column-width="2.711cm"/>
    </style:style>
    <style:style style:name="Πίνακας1.1" style:family="table-row">
      <style:table-row-properties style:min-row-height="0.517cm" fo:keep-together="auto"/>
    </style:style>
    <style:style style:name="Πίνακας1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7" style:family="table">
      <style:table-properties style:width="14.651cm" table:align="margins" style:writing-mode="lr-tb"/>
    </style:style>
    <style:style style:name="Πίνακας7.A" style:family="table-column">
      <style:table-column-properties style:column-width="7.325cm" style:rel-column-width="32767*"/>
    </style:style>
    <style:style style:name="Πίνακας7.B" style:family="table-column">
      <style:table-column-properties style:column-width="7.325cm" style:rel-column-width="32768*"/>
    </style:style>
    <style:style style:name="Πίνακας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Πίνακας7.B1" style:family="table-cell">
      <style:table-cell-properties style:vertical-align="middle" fo:padding="0.097cm" fo:border="0.5pt solid #000000" style:writing-mode="page"/>
    </style:style>
    <style:style style:name="Πίνακας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Πίνακας7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Πίνακας2" style:family="table">
      <style:table-properties style:width="5.309cm" fo:margin-left="5.39cm" fo:margin-top="0cm" fo:margin-bottom="0cm" table:align="left" style:writing-mode="lr-tb"/>
    </style:style>
    <style:style style:name="Πίνακας2.A" style:family="table-column">
      <style:table-column-properties style:column-width="2.598cm"/>
    </style:style>
    <style:style style:name="Πίνακας2.B" style:family="table-column">
      <style:table-column-properties style:column-width="2.711cm"/>
    </style:style>
    <style:style style:name="Πίνακας2.1" style:family="table-row">
      <style:table-row-properties style:min-row-height="0.517cm" fo:keep-together="auto"/>
    </style:style>
    <style:style style:name="Πίνακας2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8" style:family="table">
      <style:table-properties style:width="14.651cm" table:align="margins" style:writing-mode="lr-tb"/>
    </style:style>
    <style:style style:name="Πίνακας8.A" style:family="table-column">
      <style:table-column-properties style:column-width="7.325cm" style:rel-column-width="32767*"/>
    </style:style>
    <style:style style:name="Πίνακας8.B" style:family="table-column">
      <style:table-column-properties style:column-width="7.325cm" style:rel-column-width="32768*"/>
    </style:style>
    <style:style style:name="Πίνακας8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Πίνακας8.B1" style:family="table-cell">
      <style:table-cell-properties style:vertical-align="middle" fo:padding="0.097cm" fo:border="0.5pt solid #000000" style:writing-mode="page"/>
    </style:style>
    <style:style style:name="Πίνακας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Πίνακας8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Πίνακας3" style:family="table">
      <style:table-properties style:width="5.309cm" fo:margin-left="5.39cm" fo:margin-top="0cm" fo:margin-bottom="0cm" table:align="left" style:writing-mode="lr-tb"/>
    </style:style>
    <style:style style:name="Πίνακας3.A" style:family="table-column">
      <style:table-column-properties style:column-width="2.598cm"/>
    </style:style>
    <style:style style:name="Πίνακας3.B" style:family="table-column">
      <style:table-column-properties style:column-width="2.711cm"/>
    </style:style>
    <style:style style:name="Πίνακας3.1" style:family="table-row">
      <style:table-row-properties style:min-row-height="0.517cm" fo:keep-together="auto"/>
    </style:style>
    <style:style style:name="Πίνακας3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4" style:family="table">
      <style:table-properties style:width="8.019cm" fo:margin-left="5.39cm" fo:margin-top="0cm" fo:margin-bottom="0cm" table:align="left" style:writing-mode="lr-tb"/>
    </style:style>
    <style:style style:name="Πίνακας4.A" style:family="table-column">
      <style:table-column-properties style:column-width="2.6cm"/>
    </style:style>
    <style:style style:name="Πίνακας4.B" style:family="table-column">
      <style:table-column-properties style:column-width="2.708cm"/>
    </style:style>
    <style:style style:name="Πίνακας4.C" style:family="table-column">
      <style:table-column-properties style:column-width="2.711cm"/>
    </style:style>
    <style:style style:name="Πίνακας4.1" style:family="table-row">
      <style:table-row-properties style:min-row-height="0.517cm" fo:keep-together="auto"/>
    </style:style>
    <style:style style:name="Πίνακας4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4.C1" style:family="table-cell">
      <style:table-cell-properties fo:padding-left="0.085cm" fo:padding-right="0.093cm" fo:padding-top="0.076cm" fo:padding-bottom="0.085cm" fo:border="0.5pt solid #000000"/>
    </style:style>
    <style:style style:name="Πίνακας5" style:family="table">
      <style:table-properties style:width="8.019cm" fo:margin-left="5.39cm" fo:margin-top="0cm" fo:margin-bottom="0cm" table:align="left" style:writing-mode="lr-tb"/>
    </style:style>
    <style:style style:name="Πίνακας5.A" style:family="table-column">
      <style:table-column-properties style:column-width="2.6cm"/>
    </style:style>
    <style:style style:name="Πίνακας5.B" style:family="table-column">
      <style:table-column-properties style:column-width="2.708cm"/>
    </style:style>
    <style:style style:name="Πίνακας5.C" style:family="table-column">
      <style:table-column-properties style:column-width="2.711cm"/>
    </style:style>
    <style:style style:name="Πίνακας5.1" style:family="table-row">
      <style:table-row-properties style:min-row-height="0.517cm" fo:keep-together="auto"/>
    </style:style>
    <style:style style:name="Πίνακας5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5.C1" style:family="table-cell">
      <style:table-cell-properties fo:padding-left="0.085cm" fo:padding-right="0.093cm" fo:padding-top="0.076cm" fo:padding-bottom="0.085cm" fo:border="0.5pt solid #000000"/>
    </style:style>
    <style:style style:name="Πίνακας6" style:family="table">
      <style:table-properties style:width="9.439cm" fo:margin-left="0cm" fo:margin-top="0cm" fo:margin-bottom="0cm" table:align="left" style:writing-mode="lr-tb"/>
    </style:style>
    <style:style style:name="Πίνακας6.A" style:family="table-column">
      <style:table-column-properties style:column-width="2.288cm"/>
    </style:style>
    <style:style style:name="Πίνακας6.B" style:family="table-column">
      <style:table-column-properties style:column-width="2.51cm"/>
    </style:style>
    <style:style style:name="Πίνακας6.C" style:family="table-column">
      <style:table-column-properties style:column-width="2.32cm"/>
    </style:style>
    <style:style style:name="Πίνακας6.D" style:family="table-column">
      <style:table-column-properties style:column-width="2.321cm"/>
    </style:style>
    <style:style style:name="Πίνακας6.1" style:family="table-row">
      <style:table-row-properties style:min-row-height="0.517cm" fo:keep-together="auto"/>
    </style:style>
    <style:style style:name="Πίνακας6.A1" style:family="table-cell">
      <style:table-cell-properties fo:background-color="transparent" fo:padding-left="0.085cm" fo:padding-right="0.093cm" fo:padding-top="0.076cm" fo:padding-bottom="0.085cm" fo:border="0.5pt solid #000000">
        <style:background-image/>
      </style:table-cell-properties>
    </style:style>
    <style:style style:name="Πίνακας6.C1" style:family="table-cell">
      <style:table-cell-properties fo:padding-left="0.085cm" fo:padding-right="0.093cm" fo:padding-top="0.076cm" fo:padding-bottom="0.085cm" fo:border="0.5pt solid #000000"/>
    </style:style>
    <style:style style:name="Πίνακας6.D1" style:family="table-cell">
      <style:table-cell-properties fo:padding-left="0.085cm" fo:padding-right="0.093cm" fo:padding-top="0.076cm" fo:padding-bottom="0.085cm" fo:border="0.5pt solid #000000"/>
    </style:style>
    <style:style style:name="Πίνακας9" style:family="table">
      <style:table-properties style:width="14.651cm" table:align="margins" style:writing-mode="lr-tb"/>
    </style:style>
    <style:style style:name="Πίνακας9.A" style:family="table-column">
      <style:table-column-properties style:column-width="7.325cm" style:rel-column-width="32767*"/>
    </style:style>
    <style:style style:name="Πίνακας9.B" style:family="table-column">
      <style:table-column-properties style:column-width="7.325cm" style:rel-column-width="32768*"/>
    </style:style>
    <style:style style:name="Πίνακας9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Πίνακας9.B1" style:family="table-cell">
      <style:table-cell-properties style:vertical-align="middle" fo:padding="0.097cm" fo:border="0.5pt solid #000000" style:writing-mode="page"/>
    </style:style>
    <style:style style:name="Πίνακας9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Πίνακας9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Default_20_Text">
      <style:text-properties style:font-name-asian="Times New Roman Greek1"/>
    </style:style>
    <style:style style:name="P2" style:family="paragraph" style:parent-style-name="Default_20_Text">
      <style:text-properties style:font-name="Times New Roman Greek" fo:language="en" fo:country="US" style:font-name-asian="Times New Roman Greek1" style:font-name-complex="Times New Roman Greek1"/>
    </style:style>
    <style:style style:name="P3" style:family="paragraph" style:parent-style-name="Default_20_Text">
      <style:text-properties style:font-name="Times New Roman Greek" style:font-name-asian="Times New Roman Greek1" style:font-name-complex="Times New Roman Greek1"/>
    </style:style>
    <style:style style:name="P4" style:family="paragraph" style:parent-style-name="Default_20_Text">
      <style:text-properties fo:language="en" fo:country="US" style:font-name-asian="Times New Roman Greek1"/>
    </style:style>
    <style:style style:name="P5" style:family="paragraph" style:parent-style-name="Standard">
      <style:text-properties style:font-name="Times New Roman Greek" style:font-name-asian="Times New Roman Greek1" style:font-name-complex="Times New Roman Greek1"/>
    </style:style>
    <style:style style:name="P6" style:family="paragraph" style:parent-style-name="Table_20_Contents">
      <style:text-properties officeooo:rsid="00037250" officeooo:paragraph-rsid="00037250"/>
    </style:style>
    <style:style style:name="P7" style:family="paragraph" style:parent-style-name="Table_20_Contents">
      <style:text-properties officeooo:rsid="00053022" officeooo:paragraph-rsid="00053022"/>
    </style:style>
    <style:style style:name="P8" style:family="paragraph" style:parent-style-name="Table_20_Contents">
      <style:text-properties officeooo:rsid="00053022" officeooo:paragraph-rsid="00066241"/>
    </style:style>
    <style:style style:name="P9" style:family="paragraph" style:parent-style-name="Table_20_Contents">
      <style:text-properties officeooo:paragraph-rsid="00053022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37250" officeooo:paragraph-rsid="00037250" style:font-weight-asian="bold" style:font-weight-complex="bold"/>
    </style:style>
    <style:style style:name="P11" style:family="paragraph" style:parent-style-name="Table_20_Contents">
      <style:text-properties officeooo:rsid="00078edd" officeooo:paragraph-rsid="00078edd"/>
    </style:style>
    <style:style style:name="P12" style:family="paragraph" style:parent-style-name="Table_20_Contents">
      <style:paragraph-properties fo:text-align="center" style:justify-single-word="false"/>
      <style:text-properties officeooo:rsid="00078edd" officeooo:paragraph-rsid="00078edd"/>
    </style:style>
    <style:style style:name="P13" style:family="paragraph" style:parent-style-name="Table_20_Text">
      <style:paragraph-properties fo:text-align="center" style:justify-single-word="false"/>
    </style:style>
    <style:style style:name="P14" style:family="paragraph" style:parent-style-name="Table_20_Text">
      <style:paragraph-properties fo:text-align="center" style:justify-single-word="false"/>
      <style:text-properties style:font-name="Times New Roman" style:font-name-complex="Times New Roman1"/>
    </style:style>
    <style:style style:name="P15" style:family="paragraph" style:parent-style-name="Table_20_Text">
      <style:paragraph-properties fo:text-align="center" style:justify-single-word="false"/>
      <style:text-properties fo:language="en" fo:country="US"/>
    </style:style>
    <style:style style:name="P16" style:family="paragraph" style:parent-style-name="Default_20_Text" style:master-page-name="Standard">
      <style:paragraph-properties style:page-number="auto"/>
      <style:text-properties fo:font-weight="bold" style:font-name-asian="Times New Roman Greek1" style:font-weight-asian="bold"/>
    </style:style>
    <style:style style:name="P17" style:family="paragraph" style:parent-style-name="Default_20_Text">
      <style:text-properties style:font-name-asian="Times New Roman Greek1"/>
    </style:style>
    <style:style style:name="P18" style:family="paragraph" style:parent-style-name="Default_20_Text">
      <style:text-properties style:font-name="Times New Roman Greek" style:font-name-asian="Times New Roman Greek1" style:font-name-complex="Times New Roman Greek1"/>
    </style:style>
    <style:style style:name="P19" style:family="paragraph" style:parent-style-name="Default_20_Text">
      <style:text-properties style:font-name="Times New Roman Greek" fo:font-weight="bold" officeooo:rsid="00078edd" officeooo:paragraph-rsid="00078edd" style:font-name-asian="Times New Roman Greek1" style:font-weight-asian="bold" style:font-name-complex="Times New Roman Greek1" style:font-weight-complex="bold"/>
    </style:style>
    <style:style style:name="P20" style:family="paragraph" style:parent-style-name="Default_20_Text">
      <style:text-properties style:font-name="Times New Roman Greek" fo:font-weight="bold" officeooo:rsid="00078edd" officeooo:paragraph-rsid="000aa9e6" style:font-name-asian="Times New Roman Greek1" style:font-weight-asian="bold" style:font-name-complex="Times New Roman Greek1" style:font-weight-complex="bold"/>
    </style:style>
    <style:style style:name="P21" style:family="paragraph" style:parent-style-name="Default_20_Text">
      <style:text-properties officeooo:paragraph-rsid="00078edd"/>
    </style:style>
    <style:style style:name="P22" style:family="paragraph" style:parent-style-name="Default_20_Text">
      <style:text-properties officeooo:paragraph-rsid="000aa9e6"/>
    </style:style>
    <style:style style:name="P23" style:family="paragraph" style:parent-style-name="Standard">
      <style:text-properties style:font-name="Times New Roman Greek" style:font-name-asian="Times New Roman Greek1" style:font-name-complex="Times New Roman Greek1"/>
    </style:style>
    <style:style style:name="P24" style:family="paragraph" style:parent-style-name="Standard">
      <style:text-properties style:font-name="Times New Roman Greek" officeooo:rsid="00037250" officeooo:paragraph-rsid="00037250" style:font-name-asian="Times New Roman Greek1" style:font-name-complex="Times New Roman Greek1"/>
    </style:style>
    <style:style style:name="P25" style:family="paragraph" style:parent-style-name="Standard">
      <style:text-properties style:font-name="Times New Roman Greek" fo:font-weight="bold" officeooo:rsid="00037250" officeooo:paragraph-rsid="00037250" style:font-name-asian="Times New Roman Greek1" style:font-weight-asian="bold" style:font-name-complex="Times New Roman Greek1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078edd" officeooo:paragraph-rsid="000aa9e6"/>
    </style:style>
    <style:style style:name="P27" style:family="paragraph" style:parent-style-name="Table_20_Contents">
      <style:text-properties officeooo:rsid="00078edd" officeooo:paragraph-rsid="000aa9e6"/>
    </style:style>
    <style:style style:name="P28" style:family="paragraph" style:parent-style-name="Table_20_Contents">
      <style:text-properties officeooo:paragraph-rsid="000aa9e6"/>
    </style:style>
    <style:style style:name="P29" style:family="paragraph" style:parent-style-name="Table_20_Contents">
      <style:paragraph-properties fo:text-align="center" style:justify-single-word="false"/>
      <style:text-properties officeooo:paragraph-rsid="000aa9e6"/>
    </style:style>
    <style:style style:name="P30" style:family="paragraph" style:parent-style-name="Table_20_Contents">
      <style:text-properties officeooo:rsid="000aa9e6" officeooo:paragraph-rsid="000aa9e6"/>
    </style:style>
    <style:style style:name="T1" style:family="text">
      <style:text-properties style:font-name-asian="Times New Roman Greek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 Greek1"/>
    </style:style>
    <style:style style:name="T4" style:family="text">
      <style:text-properties style:font-name="Times New Roman Greek" style:font-name-asian="Times New Roman Greek1" style:font-name-complex="Times New Roman Greek1"/>
    </style:style>
    <style:style style:name="T5" style:family="text">
      <style:text-properties style:font-name="Times New Roman Greek" fo:language="en" fo:country="US" style:font-name-asian="Times New Roman Greek1" style:font-name-complex="Times New Roman Greek1"/>
    </style:style>
    <style:style style:name="T6" style:family="text">
      <style:text-properties style:font-name="Liberation Serif" fo:font-size="12pt" officeooo:rsid="00053022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7" style:family="text">
      <style:text-properties style:font-name="Liberation Serif" fo:font-size="12pt" officeooo:rsid="000aa9e6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53022"/>
    </style:style>
    <style:style style:name="T10" style:family="text">
      <style:text-properties style:text-position="sub 58%" officeooo:rsid="00078edd"/>
    </style:style>
    <style:style style:name="T11" style:family="text">
      <style:text-properties officeooo:rsid="00053022"/>
    </style:style>
    <style:style style:name="T12" style:family="text">
      <style:text-properties officeooo:rsid="00066241"/>
    </style:style>
    <style:style style:name="T13" style:family="text">
      <style:text-properties officeooo:rsid="000aa9e6"/>
    </style:style>
    <style:style style:name="T14" style:family="text">
      <style:text-properties officeooo:rsid="00078ed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Ασκήσεις πάνω στη σχεδίαση εντολών επεξεργαστή</text:p>
      <text:p text:style-name="P1"/>
      <text:p text:style-name="P1"/>
      <text:p text:style-name="Default_20_Text"><text:span text:style-name="T1">1. Να γράψετε την ανάκληση των εντολών και να σκεφτείτε τι συμβαίνει στο βήμα </text:span><text:span text:style-name="T3">T</text:span><text:span text:style-name="T1">1, δηλαδή ποια είναι η πληροφορία την οποία λαμβάνει ο καταχωρητής </text:span><text:span text:style-name="T3">MDR</text:span></text:p>
      <text:p text:style-name="P1"/>
      <text:p text:style-name="P1">2. Για κάθε άσκηση, είναι χρήσιμο να κάνετε ένα διάγραμμα με τη ροή των πληροφοριών που μεταφέρονται ανάμεσα στους καταχωρητές. Θα σας βοηθήσει να επιλύσετε τις ασκήσεις που ακολουθούν.</text:p>
      <text:p text:style-name="P1">3. Ένας υπολογιστής έχει εντολές της παρακάτω μορφής:</text:p>
      <text:p text:style-name="Default_20_Text"/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4">OPCODE</text:p>
          </table:table-cell>
          <table:table-cell table:style-name="Πίνακας1.A1" office:value-type="string">
            <text:p text:style-name="P14">ADDRESS</text:p>
          </table:table-cell>
        </table:table-row>
      </table:table>
      <text:p text:style-name="P1"/>
      <text:p text:style-name="Standard"><text:span text:style-name="T4">Έστω ότι θέλουμε να σχεδιάσουμε την εντολή </text:span><text:span text:style-name="T5">SWAP</text:span><text:span text:style-name="T4"> </text:span><text:span text:style-name="T5">A</text:span><text:span text:style-name="T4">, ενός παράγοντα. </text:span><text:span text:style-name="T5">H</text:span><text:span text:style-name="T4"> εντολή αυτή εναλλάσσει τα περιεχόμενα της θέσης μνήμης Α, με τα περιεχόμενα της κορυφής της στοίβας, στην οποία δείχνει ο SP. Χρησιμοποιήστε RTL για να δείξετε την εκτέλεση της εντολής με αρχιτεκτονική ενός διαύλου. Το μέγεθος της στοίβας δεν μεταβάλλεται.</text:span></text:p>
      <text:p text:style-name="P5"/>
      <text:p text:style-name="P25">ΛΥΣΗ</text:p>
      <table:table table:name="Πίνακας7" table:style-name="Πίνακας7">
        <table:table-column table:style-name="Πίνακας7.A"/>
        <table:table-column table:style-name="Πίνακας7.B"/>
        <table:table-row table:style-name="TableLine94211146927344">
          <table:table-cell table:style-name="Πίνακας7.A1" office:value-type="string">
            <text:p text:style-name="P10">Ανάκληση SWAP A</text:p>
          </table:table-cell>
          <table:table-cell table:style-name="Πίνακας7.B1" office:value-type="string">
            <text:p text:style-name="P10">Επεξήγηση</text:p>
          </table:table-cell>
        </table:table-row>
        <table:table-row table:style-name="TableLine94211146976592">
          <table:table-cell table:style-name="Πίνακας7.A2" office:value-type="string">
            <text:p text:style-name="P6">Τ<text:span text:style-name="T8">0</text:span>: MAR←PC, Z←PC+1</text:p>
          </table:table-cell>
          <table:table-cell table:style-name="Πίνακας7.B2" office:value-type="string">
            <text:p text:style-name="P6">T<text:span text:style-name="T8">0</text:span>: Ο PC περιέχει την διεύθυνση της εντολής που θα εκτελεστεί. Την δίνει στην MAR. Ο Ζ αποθηκεύει την τιμή του PC+1</text:p>
          </table:table-cell>
        </table:table-row>
        <table:table-row table:style-name="TableLine94211146977648">
          <table:table-cell table:style-name="Πίνακας7.A2" office:value-type="string">
            <text:p text:style-name="P6">T<text:span text:style-name="T8">1</text:span>: MDR←M[MAR], PC←Z</text:p>
          </table:table-cell>
          <table:table-cell table:style-name="Πίνακας7.B2" office:value-type="string">
            <text:p text:style-name="P6">T<text:span text:style-name="T8">1</text:span>: Αποθηκεύεται στον MDR η εντολή SWAP (PCODE|ADDRESS). Ο PC αυξάνεται κατά 1 ώστε να δείχνει στην επόμενη εντολή.</text:p>
          </table:table-cell>
        </table:table-row>
        <table:table-row table:style-name="TableLine94211146978288">
          <table:table-cell table:style-name="Πίνακας7.A2" office:value-type="string">
            <text:p text:style-name="P6">T<text:span text:style-name="T8">2</text:span>: IR←MDR</text:p>
          </table:table-cell>
          <table:table-cell table:style-name="Πίνακας7.B2" office:value-type="string">
            <text:p text:style-name="P6">Τ<text:span text:style-name="T8">2</text:span>: Έστω IR και MDR ίσοι στο μέγεθος, οπότε αποθηκεύεται όλος ο MDR στον IR.</text:p>
          </table:table-cell>
        </table:table-row>
        <table:table-row table:style-name="TableLine94211146978928">
          <table:table-cell table:style-name="Πίνακας7.B2" table:number-columns-spanned="2" office:value-type="string">
            <text:p text:style-name="P10">ΕΚΤΕΛΕΣΗ SWAP A</text:p>
          </table:table-cell>
          <table:covered-table-cell/>
        </table:table-row>
        <table:table-row table:style-name="TableLine94211146979920">
          <table:table-cell table:style-name="Πίνακας7.A2" office:value-type="string">
            <text:p text:style-name="P7">T<text:span text:style-name="T8">3</text:span>: MAR←IR(ADDRESS)</text:p>
          </table:table-cell>
          <table:table-cell table:style-name="Πίνακας7.B2" office:value-type="string">
            <text:p text:style-name="P7">T<text:span text:style-name="T8">3</text:span>: MAR αποθηκεύει την δ. του Α</text:p>
          </table:table-cell>
        </table:table-row>
        <table:table-row table:style-name="TableLine94211146980400">
          <table:table-cell table:style-name="Πίνακας7.A2" office:value-type="string">
            <text:p text:style-name="P7">T<text:span text:style-name="T8">4</text:span>: MDR←M[MAR]</text:p>
          </table:table-cell>
          <table:table-cell table:style-name="Πίνακας7.B2" office:value-type="string">
            <text:p text:style-name="P7">T<text:span text:style-name="T8">4</text:span>: MDR αποθηκεύει τον Α (τα data που βρίσκονται στη δ του Α) </text:p>
          </table:table-cell>
        </table:table-row>
        <table:table-row table:style-name="TableLine94211146981040">
          <table:table-cell table:style-name="Πίνακας7.A2" office:value-type="string">
            <text:p text:style-name="P7">T<text:span text:style-name="T8">5</text:span>: ACC←MDR</text:p>
          </table:table-cell>
          <table:table-cell table:style-name="Πίνακας7.B2" office:value-type="string">
            <text:p text:style-name="P7">T<text:span text:style-name="T8">5</text:span>: Ο Α αποθηκεύεται προσωρινά στον ACC γιατί θα χρειαστούμε ξανά τον MDR </text:p>
          </table:table-cell>
        </table:table-row>
        <table:table-row table:style-name="TableLine94211146981760">
          <table:table-cell table:style-name="Πίνακας7.A2" office:value-type="string">
            <text:p text:style-name="P9"><text:span text:style-name="T11">T</text:span><text:span text:style-name="T9">6</text:span><text:span text:style-name="T11">: MDR←M[MAR], </text:span><text:span text:style-name="T6">Z</text:span><text:span text:style-name="T11">←SP+1</text:span></text:p>
          </table:table-cell>
          <table:table-cell table:style-name="Πίνακας7.B2" office:value-type="string">
            <text:p text:style-name="P7">T<text:span text:style-name="T8">6</text:span>: MAR αποθηκεύει τη δ. Που δείχνει ο SP</text:p>
          </table:table-cell>
        </table:table-row>
        <table:table-row table:style-name="TableLine94211146982480">
          <table:table-cell table:style-name="Πίνακας7.A2" office:value-type="string">
            <text:p text:style-name="P7">T<text:span text:style-name="T8">7</text:span>: MDR←M[MAR], SP←Z</text:p>
          </table:table-cell>
          <table:table-cell table:style-name="Πίνακας7.B2" office:value-type="string">
            <text:p text:style-name="P7">T<text:span text:style-name="T8">7</text:span>: MDR αποθηκεύει τα data που είναι αποθηκευμένα στην δ. Που δείχνει ο SP </text:p>
          </table:table-cell>
        </table:table-row>
        <table:table-row table:style-name="TableLine94211146983280">
          <table:table-cell table:style-name="Πίνακας7.A2" office:value-type="string">
            <text:p text:style-name="P7">T<text:span text:style-name="T8">8</text:span>: MAR←IR(ADDRESS)</text:p>
          </table:table-cell>
          <table:table-cell table:style-name="Πίνακας7.B2" office:value-type="string">
            <text:p text:style-name="P7">T<text:span text:style-name="T8">8</text:span>: Ο MAR ξαναπαίρνει την δ. του Α από τον IR, αυτή τη φορά για να γράψουμε <text:soft-page-break/>στην δ. αυτή </text:p>
          </table:table-cell>
        </table:table-row>
        <table:table-row table:style-name="TableLine94211146984080">
          <table:table-cell table:style-name="Πίνακας7.A2" office:value-type="string">
            <text:p text:style-name="P7">T<text:span text:style-name="T8">9</text:span>: M[MAR]←MDR</text:p>
          </table:table-cell>
          <table:table-cell table:style-name="Πίνακας7.B2" office:value-type="string">
            <text:p text:style-name="P7">T<text:span text:style-name="T8">9</text:span>: <text:span text:style-name="T12">MDR γράφει στη μνήμη, στη δ του Α, τα data που αποθήκευσε προηγουμένως από τη στοίβα</text:span></text:p>
          </table:table-cell>
        </table:table-row>
        <table:table-row table:style-name="TableLine94211146984880">
          <table:table-cell table:style-name="Πίνακας7.A2" office:value-type="string">
            <text:p text:style-name="P7">T<text:span text:style-name="T8">10</text:span>: Z←SP-1</text:p>
          </table:table-cell>
          <table:table-cell table:style-name="Πίνακας7.B2" office:value-type="string">
            <text:p text:style-name="P7">T<text:span text:style-name="T8">10</text:span>: <text:span text:style-name="T12">SP μειώνεται για να δείχνει στην επόμενη ελεύθερη θέση</text:span></text:p>
          </table:table-cell>
        </table:table-row>
        <table:table-row table:style-name="TableLine94211146985680">
          <table:table-cell table:style-name="Πίνακας7.A2" office:value-type="string">
            <text:p text:style-name="P7">T<text:span text:style-name="T8">11</text:span>: SP←Z, MAR←Z</text:p>
          </table:table-cell>
          <table:table-cell table:style-name="Πίνακας7.B2" office:value-type="string">
            <text:p text:style-name="P7">T<text:span text:style-name="T8">11</text:span>: <text:span text:style-name="T12">SP αποθηκεύεται στον MAR</text:span></text:p>
          </table:table-cell>
        </table:table-row>
        <table:table-row table:style-name="TableLine94211146986480">
          <table:table-cell table:style-name="Πίνακας7.A2" office:value-type="string">
            <text:p text:style-name="P7">T<text:span text:style-name="T8">12</text:span>: MDR←ACC</text:p>
          </table:table-cell>
          <table:table-cell table:style-name="Πίνακας7.B2" office:value-type="string">
            <text:p text:style-name="P7">T<text:span text:style-name="T8">12</text:span>: <text:span text:style-name="T12">MDR λαμβάνει τον Α από τον ACC</text:span></text:p>
          </table:table-cell>
        </table:table-row>
        <table:table-row table:style-name="TableLine94211146987280">
          <table:table-cell table:style-name="Πίνακας7.A2" office:value-type="string">
            <text:p text:style-name="P7">Τ<text:span text:style-name="T8">13</text:span>: M[MAR]←MDR</text:p>
          </table:table-cell>
          <table:table-cell table:style-name="Πίνακας7.B2" office:value-type="string">
            <text:p text:style-name="P8">Τ<text:span text:style-name="T8">13</text:span>: <text:span text:style-name="T12">MDR γράφει στη στοίβα</text:span></text:p>
          </table:table-cell>
        </table:table-row>
      </table:table>
      <text:p text:style-name="P24"/>
      <text:p text:style-name="P5"/>
      <text:p text:style-name="P3">4. Ένας υπολογιστής του ενός εσωτερικού διαύλου (bus) έχει εντολές της παρακάτω μορφής:</text:p>
      <text:p text:style-name="Default_20_Text"/>
      <table:table table:name="Πίνακας2" table:style-name="Πίνακας2">
        <table:table-column table:style-name="Πίνακας2.A"/>
        <table:table-column table:style-name="Πίνακας2.B"/>
        <table:table-row table:style-name="Πίνακας2.1">
          <table:table-cell table:style-name="Πίνακας2.A1" office:value-type="string">
            <text:p text:style-name="P13">OPCODE</text:p>
          </table:table-cell>
          <table:table-cell table:style-name="Πίνακας2.A1" office:value-type="string">
            <text:p text:style-name="P13">ADDRESS</text:p>
          </table:table-cell>
        </table:table-row>
      </table:table>
      <text:p text:style-name="P2"/>
      <text:p text:style-name="Default_20_Text"><text:span text:style-name="T4">Δώστε την εκτέλεση της εντολής P</text:span><text:span text:style-name="T5">OPA</text:span><text:span text:style-name="T4">. Η εντολή αυτή εξάγει την τιμή που υπάρχει στην κορυφή της στοίβας (stack) και την τοποθετεί στην θέση μνήμης Α. Η κορυφή της στοίβας περιέχεται στον καταχωρητή SP ο οποίος θα πρέπει να αυξηθεί κατά 1 αφού εξαχθεί ο παράγοντας. Χρησιμοποιήστε RTL για να δείξετε την εκτέλεση της εντολής με αρχιτεκτονική ενός διαύλου.</text:span></text:p>
      <text:p text:style-name="P3"/>
      <text:p text:style-name="P19">ΛΥΣΗ</text:p>
      <table:table table:name="Πίνακας8" table:style-name="Πίνακας8">
        <table:table-column table:style-name="Πίνακας8.A"/>
        <table:table-column table:style-name="Πίνακας8.B"/>
        <table:table-row table:style-name="TableLine94211146996048">
          <table:table-cell table:style-name="Πίνακας8.A1" office:value-type="string">
            <text:p text:style-name="P12">Ανάκληση POP A</text:p>
          </table:table-cell>
          <table:table-cell table:style-name="Πίνακας8.B1" office:value-type="string">
            <text:p text:style-name="P12">Επεξήγηση</text:p>
          </table:table-cell>
        </table:table-row>
        <table:table-row table:style-name="TableLine94211147015376">
          <table:table-cell table:style-name="Πίνακας8.A2" office:value-type="string">
            <text:p text:style-name="P11">Τ<text:span text:style-name="T8">0</text:span>: MAR←PC, Z←PC+1</text:p>
          </table:table-cell>
          <table:table-cell table:style-name="Πίνακας8.B2" office:value-type="string">
            <text:p text:style-name="Table_20_Contents"/>
          </table:table-cell>
        </table:table-row>
        <table:table-row table:style-name="TableLine94211147016432">
          <table:table-cell table:style-name="Πίνακας8.A2" office:value-type="string">
            <text:p text:style-name="P11">T<text:span text:style-name="T8">1</text:span>: MDR←M[MAR]</text:p>
          </table:table-cell>
          <table:table-cell table:style-name="Πίνακας8.B2" office:value-type="string">
            <text:p text:style-name="Table_20_Contents"/>
          </table:table-cell>
        </table:table-row>
        <table:table-row table:style-name="TableLine94211147016960">
          <table:table-cell table:style-name="Πίνακας8.A2" office:value-type="string">
            <text:p text:style-name="P11">T<text:span text:style-name="T8">2</text:span>: IR←MDR</text:p>
          </table:table-cell>
          <table:table-cell table:style-name="Πίνακας8.B2" office:value-type="string">
            <text:p text:style-name="Table_20_Contents"/>
          </table:table-cell>
        </table:table-row>
        <table:table-row table:style-name="TableLine94211147017600">
          <table:table-cell table:style-name="Πίνακας8.B2" table:number-columns-spanned="2" office:value-type="string">
            <text:p text:style-name="P12">Εκτέλεση POP A</text:p>
          </table:table-cell>
          <table:covered-table-cell/>
        </table:table-row>
        <table:table-row table:style-name="TableLine94211147018592">
          <table:table-cell table:style-name="Πίνακας8.A2" office:value-type="string">
            <text:p text:style-name="P11">Τ<text:span text:style-name="T8">3</text:span>: MAR←SP, Z←SP+1</text:p>
          </table:table-cell>
          <table:table-cell table:style-name="Πίνακας8.B2" office:value-type="string">
            <text:p text:style-name="P11">T<text:span text:style-name="T8">3</text:span>: Ξεκινά η ανάγνωση από την στοίβα δίνοντας την δ που δείχνει ο SP στον MAR</text:p>
          </table:table-cell>
        </table:table-row>
        <table:table-row table:style-name="TableLine94211147019152">
          <table:table-cell table:style-name="Πίνακας8.A2" office:value-type="string">
            <text:p text:style-name="P11">T<text:span text:style-name="T8">4</text:span>: MDR←M[MAR]</text:p>
          </table:table-cell>
          <table:table-cell table:style-name="Πίνακας8.B2" office:value-type="string">
            <text:p text:style-name="P11">T<text:span text:style-name="T8">4</text:span>: Ο MDR λαβάνει τα data που βρισκόντουσαν στην κορυφή της στοίβας και ο SP δείχνει πλέον στην επόμενη θέση της στοίβας.</text:p>
          </table:table-cell>
        </table:table-row>
        <table:table-row table:style-name="TableLine94211147019952">
          <table:table-cell table:style-name="Πίνακας8.A2" office:value-type="string">
            <text:p text:style-name="P11">T<text:span text:style-name="T8">5</text:span>: MAR←IR(ADDRESS)</text:p>
          </table:table-cell>
          <table:table-cell table:style-name="Πίνακας8.B2" office:value-type="string">
            <text:p text:style-name="P11">T<text:span text:style-name="T8">5</text:span>: Ο MAR αποθηκεύει τη δ του Α</text:p>
          </table:table-cell>
        </table:table-row>
        <table:table-row table:style-name="TableLine94211147020752">
          <table:table-cell table:style-name="Πίνακας8.A2" office:value-type="string">
            <text:p text:style-name="P11">T<text:span text:style-name="T8">6</text:span>: M[MAR]←MDR</text:p>
          </table:table-cell>
          <table:table-cell table:style-name="Πίνακας8.B2" office:value-type="string">
            <text:p text:style-name="P11">Τ<text:span text:style-name="T8">6</text:span>: Ο MDR γράφει στην μνήμη, στην δ του Α τα data που αποθήκευσε από την στοίβα</text:p>
          </table:table-cell>
        </table:table-row>
      </table:table>
      <text:p text:style-name="P21"/>
      <text:p text:style-name="Default_20_Text">5. <text:span text:style-name="T1">Ένας υπολογιστής έχει εντολές της παρακάτω μορφής:</text:span></text:p>
      <text:p text:style-name="Default_20_Text"/>
      <table:table table:name="Πίνακας3" table:style-name="Πίνακας3">
        <table:table-column table:style-name="Πίνακας3.A"/>
        <table:table-column table:style-name="Πίνακας3.B"/>
        <table:table-row table:style-name="Πίνακας3.1">
          <table:table-cell table:style-name="Πίνακας3.A1" office:value-type="string">
            <text:p text:style-name="P14">OPCODE</text:p>
          </table:table-cell>
          <table:table-cell table:style-name="Πίνακας3.A1" office:value-type="string">
            <text:p text:style-name="P14">ADDRESS</text:p>
          </table:table-cell>
        </table:table-row>
      </table:table>
      <text:p text:style-name="P4"><text:soft-page-break/></text:p>
      <text:p text:style-name="Default_20_Text"><text:span text:style-name="T4">Έστω ότι θέλουμε να σχεδιάσουμε την εντολή </text:span><text:span text:style-name="T5">PUSH</text:span><text:span text:style-name="T4"> </text:span><text:span text:style-name="T5">A</text:span><text:span text:style-name="T4">. </text:span><text:span text:style-name="T5">H</text:span><text:span text:style-name="T4"> εντολή αυτή τοποθετεί στην κορυφή της στοίβας τα δεδομένα που υπάρχουν στη θέση μνήμης Α. Η θέση υποδοχής της στοίβας (κορυφή της στοίβας) υπάρχει στον καταχωρητή SP, ο οποίος μειώνεται κατά 1 αφού τοποθετηθεί ο παράγοντας στη στοίβα. Χρησιμοποιείστε RTL για να δείξετε την εκτέλεση της εντολής με αρχιτεκτονική ενός διαύλου. </text:span></text:p>
      <text:p text:style-name="Standard"/>
      <text:p text:style-name="P20">ΛΥΣΗ</text:p>
      <table:table table:name="Πίνακας9" table:style-name="Πίνακας9">
        <table:table-column table:style-name="Πίνακας9.A"/>
        <table:table-column table:style-name="Πίνακας9.B"/>
        <table:table-row table:style-name="TableLine94211094114608">
          <table:table-cell table:style-name="Πίνακας9.A1" office:value-type="string">
            <text:p text:style-name="P29"><text:span text:style-name="T14">Ανάκληση </text:span><text:span text:style-name="T7">PUSH</text:span><text:span text:style-name="T14"> A</text:span></text:p>
          </table:table-cell>
          <table:table-cell table:style-name="Πίνακας9.B1" office:value-type="string">
            <text:p text:style-name="P26">Επεξήγηση</text:p>
          </table:table-cell>
        </table:table-row>
        <table:table-row table:style-name="TableLine94211094272816">
          <table:table-cell table:style-name="Πίνακας9.A2" office:value-type="string">
            <text:p text:style-name="P27">Τ<text:span text:style-name="T8">0</text:span>: MAR←PC, Z←PC+1</text:p>
          </table:table-cell>
          <table:table-cell table:style-name="Πίνακας9.B2" office:value-type="string">
            <text:p text:style-name="P28"/>
          </table:table-cell>
        </table:table-row>
        <table:table-row table:style-name="TableLine94211173882928">
          <table:table-cell table:style-name="Πίνακας9.A2" office:value-type="string">
            <text:p text:style-name="P27">T<text:span text:style-name="T8">1</text:span>: MDR←M[MAR], <text:span text:style-name="T13">PC← Z</text:span></text:p>
          </table:table-cell>
          <table:table-cell table:style-name="Πίνακας9.B2" office:value-type="string">
            <text:p text:style-name="P28"/>
          </table:table-cell>
        </table:table-row>
        <table:table-row table:style-name="TableLine94211094065664">
          <table:table-cell table:style-name="Πίνακας9.A2" office:value-type="string">
            <text:p text:style-name="P27">T<text:span text:style-name="T8">2</text:span>: IR←MDR</text:p>
          </table:table-cell>
          <table:table-cell table:style-name="Πίνακας9.B2" office:value-type="string">
            <text:p text:style-name="P28"/>
          </table:table-cell>
        </table:table-row>
        <table:table-row table:style-name="TableLine94211153445680">
          <table:table-cell table:style-name="Πίνακας9.B2" table:number-columns-spanned="2" office:value-type="string">
            <text:p text:style-name="P26">Εκτέλεση P<text:span text:style-name="T13">USH</text:span> A</text:p>
          </table:table-cell>
          <table:covered-table-cell/>
        </table:table-row>
        <table:table-row table:style-name="TableLine94211094265616">
          <table:table-cell table:style-name="Πίνακας9.A2" office:value-type="string">
            <text:p text:style-name="P28"><text:span text:style-name="T14">Τ</text:span><text:span text:style-name="T10">3</text:span><text:span text:style-name="T14">: MAR←</text:span><text:span text:style-name="T7">IR(ADDRESS)</text:span></text:p>
          </table:table-cell>
          <table:table-cell table:style-name="Πίνακας9.B2" office:value-type="string">
            <text:p text:style-name="P28"><text:span text:style-name="T14">T</text:span><text:span text:style-name="T10">3</text:span><text:span text:style-name="T14">: </text:span><text:span text:style-name="T7">Ο MAR αποθηκεύει την δ. του Α</text:span></text:p>
          </table:table-cell>
        </table:table-row>
        <table:table-row table:style-name="TableLine94211168618736">
          <table:table-cell table:style-name="Πίνακας9.A2" office:value-type="string">
            <text:p text:style-name="P27">T<text:span text:style-name="T8">4</text:span>: MDR←M[MAR]</text:p>
          </table:table-cell>
          <table:table-cell table:style-name="Πίνακας9.B2" office:value-type="string">
            <text:p text:style-name="P28"><text:span text:style-name="T14">T</text:span><text:span text:style-name="T10">4</text:span><text:span text:style-name="T14">: Ο MDR </text:span><text:span text:style-name="T7">αποθηκεύει τα data του Α</text:span></text:p>
          </table:table-cell>
        </table:table-row>
        <table:table-row table:style-name="TableLine94211093336608">
          <table:table-cell table:style-name="Πίνακας9.A2" office:value-type="string">
            <text:p text:style-name="P28"><text:span text:style-name="T14">T</text:span><text:span text:style-name="T10">5</text:span><text:span text:style-name="T14">: </text:span><text:span text:style-name="T7">Z←SP-1</text:span></text:p>
          </table:table-cell>
          <table:table-cell table:style-name="Πίνακας9.B2" office:value-type="string">
            <text:p text:style-name="P28"><text:span text:style-name="T14">T</text:span><text:span text:style-name="T10">5</text:span><text:span text:style-name="T14">: Ο </text:span><text:span text:style-name="T7">SP μειώνεται ώστε να δείχνει στην επόμενη ελεύθερη θέση</text:span></text:p>
          </table:table-cell>
        </table:table-row>
        <table:table-row table:style-name="TableLine94211153343776">
          <table:table-cell table:style-name="Πίνακας9.A2" office:value-type="string">
            <text:p text:style-name="P28"><text:span text:style-name="T14">T</text:span><text:span text:style-name="T10">6</text:span><text:span text:style-name="T14">: </text:span><text:span text:style-name="T7">SP←Z, MAR←Z</text:span></text:p>
          </table:table-cell>
          <table:table-cell table:style-name="Πίνακας9.B2" office:value-type="string">
            <text:p text:style-name="P28"><text:span text:style-name="T14">Τ</text:span><text:span text:style-name="T10">6</text:span><text:span text:style-name="T14">: Ο MDR γράφει στην </text:span><text:span text:style-name="T7">στοίβα τον Α</text:span></text:p>
          </table:table-cell>
        </table:table-row>
        <table:table-row table:style-name="TableLine94211153343776">
          <table:table-cell table:style-name="Πίνακας9.A2" office:value-type="string">
            <text:p text:style-name="P30">T<text:span text:style-name="T8">7</text:span>: M[MAR]←MDR</text:p>
          </table:table-cell>
          <table:table-cell table:style-name="Πίνακας9.B2" office:value-type="string">
            <text:p text:style-name="P27"/>
          </table:table-cell>
        </table:table-row>
      </table:table>
      <text:p text:style-name="P22"/>
      <text:p text:style-name="Standard"/>
      <text:p text:style-name="Default_20_Text">6. <text:span text:style-name="T4">Ένας υπολογιστής του ενός εσωτερικού διαύλου (bus) έχει εντολές της παρακάτω μορφής:</text:span></text:p>
      <text:p text:style-name="Default_20_Text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row table:style-name="Πίνακας4.1">
          <table:table-cell table:style-name="Πίνακας4.A1" office:value-type="string">
            <text:p text:style-name="P13">OPCODE</text:p>
          </table:table-cell>
          <table:table-cell table:style-name="Πίνακας4.A1" office:value-type="string">
            <text:p text:style-name="P13">ADDRESS1</text:p>
          </table:table-cell>
          <table:table-cell table:style-name="Πίνακας4.C1" office:value-type="string">
            <text:p text:style-name="P15">ADDRESS2</text:p>
          </table:table-cell>
        </table:table-row>
      </table:table>
      <text:p text:style-name="P2"/>
      <text:p text:style-name="Standard"><text:span text:style-name="T4">Δώστε την εκτέλεση της εντολής </text:span><text:span text:style-name="T5">SWAPAB</text:span><text:span text:style-name="T4">. Η εντολή αυτή εναλλάσσει τα περιεχόμενα των θέσεων μνήμης Α και Β που δίνονται στα πεδία </text:span><text:span text:style-name="T5">ADDRESS</text:span><text:span text:style-name="T4">1 και </text:span><text:span text:style-name="T5">ADDRESS</text:span><text:span text:style-name="T4">2 αντίστοιχα. Χρησιμοποιείστε RTL για να δείξετε την εκτέλεση της εντολής.</text:span></text:p>
      <text:p text:style-name="P5"/>
      <text:p text:style-name="P3">7. Ένας υπολογιστής έχει εντολές της παρακάτω μορφής:</text:p>
      <text:p text:style-name="Default_20_Text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row table:style-name="Πίνακας5.1">
          <table:table-cell table:style-name="Πίνακας5.A1" office:value-type="string">
            <text:p text:style-name="P13">OPCODE</text:p>
          </table:table-cell>
          <table:table-cell table:style-name="Πίνακας5.A1" office:value-type="string">
            <text:p text:style-name="P13">ADDRESS1</text:p>
          </table:table-cell>
          <table:table-cell table:style-name="Πίνακας5.C1" office:value-type="string">
            <text:p text:style-name="P15">ADDRESS2</text:p>
          </table:table-cell>
        </table:table-row>
      </table:table>
      <text:p text:style-name="P2"/>
      <text:p text:style-name="Default_20_Text"><text:span text:style-name="T4">Δώστε την εκτέλεση της εντολής </text:span><text:span text:style-name="T5">SWAP</text:span><text:span text:style-name="T4">_</text:span><text:span text:style-name="T5">STACK</text:span><text:span text:style-name="T4">_</text:span><text:span text:style-name="T5">AB</text:span><text:span text:style-name="T4">. Η εντολή αυτή εναλλάσσει τα περιεχόμενα των θέσεων μνήμης Α και Β που δίνονται στα πεδία </text:span><text:span text:style-name="T5">ADDRESS</text:span><text:span text:style-name="T4">1 και </text:span><text:span text:style-name="T5">ADDRESS</text:span><text:span text:style-name="T4">2, χωρίς να χρησιμοποιεί κάποιο καταχωρητή για ενδιάμεση αποθήκευση, εκτός φυσικά από τους απαιτούμενους για επικοινωνία με τη μνήμη. Ειδικότερα, τα περιεχόμενα της διεύθυνσης </text:span><text:span text:style-name="T5">A</text:span><text:span text:style-name="T4"> μεταφέρονται στην πρώτη ελεύθερη θέση της στοίβας, στη συνέχεια τα περιεχόμενα της Β μεταφέρονται στην Α και τέλος τα περιεχόμενα της στοίβας μεταφέρονται στη Β. Χρησιμοποιείστε RTL για να δείξετε την εκτέλεση της εντολής θεωρώντας αρχιτεκτονική ενός εσωτερικού διαύλου.</text:span> </text:p>
      <text:p text:style-name="Standard"/>
      <text:p text:style-name="Standard"/>
      <text:p text:style-name="Standard"><text:soft-page-break/>8. Να σχεδιάσετε την εντολή <text:span text:style-name="T2">CMP</text:span> <text:span text:style-name="T2">A</text:span>, η οποία συγκρίνει την τιμή που βρίσκεται στη θέση μνήμης Α με μία σταθερά, η οποία αποθηκεύεται στη στοίβα, στη θέση που δείχνει ο <text:span text:style-name="T2">SP</text:span>. <text:span text:style-name="T4">Χρησιμοποιήστε RTL για να δείξετε την εκτέλεση της εντολής με αρχιτεκτονική ενός διαύλου.</text:span></text:p>
      <text:p text:style-name="Standard"/>
      <text:p text:style-name="Standard">9. Να σχεδιάσετε την εντολή <text:span text:style-name="T2">CMP</text:span>, η οποία διαβάζει διαδοχικά τις δύο τιμές που υπάρχουν στην κορυφή της στοίβας και τις συγκρίνει μεταξύ τους. <text:span text:style-name="T4">Χρησιμοποιήστε RTL για να δείξετε την εκτέλεση της εντολής με αρχιτεκτονική ενός διαύλου.</text:span></text:p>
      <text:p text:style-name="Standard"/>
      <text:p text:style-name="Standard">10. Να σχεδιάσετε την εντολή <text:span text:style-name="T2">MUL</text:span> <text:span text:style-name="T2">A</text:span>, η οποία πολλαπλασιάζει τα περιεχόμενα της θέσης μνήμης Α με τα περιεχόμενα του <text:span text:style-name="T2">ACC</text:span> και αποθηκεύει το αποτέλεσμα στη θέση μνήμης Α. <text:span text:style-name="T4">Χρησιμοποιήστε RTL για να δείξετε την εκτέλεση της εντολής με αρχιτεκτονική ενός διαύλου.</text:span></text:p>
      <text:p text:style-name="Standard"/>
      <text:p text:style-name="Standard">11. <text:s/>Επαναλάβετε τα ερωτήματα 1, 3-10 για αρχιτεκτονική 2 εσωτερικών διαύλων.</text:p>
      <text:p text:style-name="Standard"/>
      <text:p text:style-name="Default_20_Text">12. <text:s/><text:span text:style-name="T4">Δίνεται ένας υπολογιστής του οποίου οι εντολές έχουν τη μορφή</text:span></text:p>
      <text:p text:style-name="P3"/>
      <text:p text:style-name="P3"><draw:frame draw:style-name="fr1" draw:name="Πλαίσιο1" text:anchor-type="paragraph" svg:x="6.703cm" svg:y="0.339cm" svg:width="9.439cm" draw:z-index="0"><draw:text-box fo:min-height="0.041cm"><table:table table:name="Πίνακας6" table:style-name="Πίνακας6"><table:table-column table:style-name="Πίνακας6.A"/><table:table-column table:style-name="Πίνακας6.B"/><table:table-column table:style-name="Πίνακας6.C"/><table:table-column table:style-name="Πίνακας6.D"/><table:table-row table:style-name="Πίνακας6.1"><table:table-cell table:style-name="Πίνακας6.A1" office:value-type="string"><text:p text:style-name="P13">OPCODE</text:p></table:table-cell><table:table-cell table:style-name="Πίνακας6.A1" office:value-type="string"><text:p text:style-name="P13">ADDRESS1</text:p></table:table-cell><table:table-cell table:style-name="Πίνακας6.C1" office:value-type="string"><text:p text:style-name="P15">ADDRESS2 </text:p></table:table-cell><table:table-cell table:style-name="Πίνακας6.D1" office:value-type="string"><text:p text:style-name="P15">ADDRESS3</text:p></table:table-cell></table:table-row></table:table></draw:text-box></draw:frame></text:p>
      <text:p text:style-name="P3"/>
      <text:p text:style-name="P3"/>
      <text:p text:style-name="Default_20_Text"/>
      <text:p text:style-name="Standard">όπου κάθε πεδίο είναι 4 <text:span text:style-name="T2">bits</text:span>. </text:p>
      <text:p text:style-name="Standard">Έστω ότι επιθυμούμε να έχουμε 15 εντολές τριών παραγόντων, 15 εντολές δύο παραγόντων, 7 εντολές ενός παράγοντα και 144 εντολές με 0 παράγοντες, χρησιμοποιώντας την τεχνική <text:span text:style-name="T2">Expanded</text:span> <text:span text:style-name="T2">Opcode</text:span>. Είναι εφικτό; Αν ναι, να δείξετε σε δυαδική μορφή το πρώτο και το τελευταίο <text:span text:style-name="T2">opcode</text:span> κάθε μίας από τις τέσσερις παραπάνω μορφές. <text:s/>Να σχεδιάσετε ένα κύκλωμα, το οποίο επιστρέφει τιμή 1, αν μία εντολή είναι ενός παράγοντα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Text" style:display-name="Table Text" style:family="paragraph" style:default-outline-level="">
      <style:paragraph-properties fo:margin-top="0cm" fo:margin-bottom="0cm" loext:contextual-spacing="false" fo:line-height="100%" fo:text-align="justify" style:justify-single-word="false" fo:orphans="0" fo:widows="0" fo:hyphenation-ladder-count="no-limit" style:writing-mode="lr-tb"/>
      <style:text-properties fo:color="#000000" style:font-name="Times New Roman Greek" fo:font-family="'Times New Roman Greek'" style:font-family-generic="roman" style:font-pitch="variable" fo:font-size="12pt" style:font-name-asian="Times New Roman Greek1" style:font-family-asian="'Times New Roman Greek'" style:font-family-generic-asian="system" style:font-pitch-asian="variable" style:font-size-asian="12pt" style:language-asian="zh" style:country-asian="CN" style:font-name-complex="Times New Roman Greek1" style:font-family-complex="'Times New Roman Greek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Text" style:display-name="Default Text" style:family="paragraph" style:default-outline-level="">
      <style:paragraph-properties fo:margin-top="0cm" fo:margin-bottom="0cm" loext:contextual-spacing="false" fo:line-height="100%"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dc:creator>Ευστάθιος Ιωσηφίδης</dc:creator>
    <meta:editing-cycles>8</meta:editing-cycles>
    <meta:creation-date>2021-05-11T15:13:00</meta:creation-date>
    <dc:date>2021-05-30T18:58:12.456144837</dc:date>
    <meta:editing-duration>PT1H19M21S</meta:editing-duration>
    <meta:generator>LibreOffice/6.4.7.2$Linux_X86_64 LibreOffice_project/40$Build-2</meta:generator>
    <meta:document-statistic meta:table-count="9" meta:image-count="0" meta:object-count="0" meta:page-count="4" meta:paragraph-count="99" meta:word-count="1007" meta:character-count="5997" meta:non-whitespace-character-count="5078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